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12000002EEE6E9C9166813010B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/>
    </style:style>
    <style:style style:name="P2" style:family="paragraph" style:parent-style-name="Normal">
      <style:paragraph-properties fo:margin-top="0cm" fo:margin-bottom="0cm" loext:contextual-spacing="false"/>
      <style:text-properties fo:color="#ffc000" style:font-name="Baskerville Old Face" fo:font-size="12pt" style:font-size-asian="12pt" style:language-asian="es" style:country-asian="ES"/>
    </style:style>
    <style:style style:name="P3" style:family="paragraph" style:parent-style-name="Normal">
      <style:paragraph-properties fo:margin-top="0cm" fo:margin-bottom="0cm" loext:contextual-spacing="false"/>
      <style:text-properties officeooo:paragraph-rsid="00086fc2"/>
    </style:style>
    <style:style style:name="P4" style:family="paragraph" style:parent-style-name="Párrafo_20_de_20_lista" style:master-page-name="MP0">
      <style:paragraph-properties fo:margin-left="0cm" fo:margin-right="0cm" fo:margin-top="0cm" fo:margin-bottom="0cm" loext:contextual-spacing="false" fo:text-indent="0cm" style:auto-text-indent="false" style:page-number="auto" fo:break-before="page">
        <style:tab-stops/>
      </style:paragraph-properties>
      <style:text-properties officeooo:paragraph-rsid="0006f1d3"/>
    </style:style>
    <style:style style:name="T1" style:family="text">
      <style:text-properties fo:color="#808080" style:font-name="Baskerville Old Face" fo:font-size="12pt" style:font-size-asian="12pt" style:language-asian="es" style:country-asian="ES"/>
    </style:style>
    <style:style style:name="T2" style:family="text">
      <style:text-properties fo:color="#ffc000" style:font-name="Baskerville Old Face" fo:font-size="12pt" style:font-size-asian="12pt" style:language-asian="es" style:country-asian="ES"/>
    </style:style>
    <style:style style:name="T3" style:family="text">
      <style:text-properties fo:font-size="9pt" officeooo:rsid="0009fc97" style:font-size-asian="7.84999990463257pt" style:font-size-complex="9pt"/>
    </style:style>
    <style:style style:name="T4" style:family="text">
      <style:text-properties officeooo:rsid="000a6c58"/>
    </style:style>
    <style:style style:name="T5" style:family="text">
      <style:text-properties fo:font-size="8pt" officeooo:rsid="000a6c58" style:font-size-asian="7pt" style:font-size-complex="8pt"/>
    </style:style>
    <style:style style:name="T6" style:family="text">
      <style:text-properties fo:font-size="8pt" officeooo:rsid="000a6c58" fo:background-color="#000000" loext:char-shading-value="0" style:font-size-asian="7pt" style:font-size-complex="8pt"/>
    </style:style>
    <style:style style:name="T7" style:family="text">
      <style:text-properties fo:font-size="8pt" officeooo:rsid="000a6c58" fo:background-color="#000000" loext:char-shading-value="0" style:font-size-asian="7pt" style:font-size-complex="8pt"/>
    </style:style>
    <style:style style:name="T8" style:family="text">
      <style:text-properties fo:font-size="8pt" officeooo:rsid="000a6c58" fo:background-color="#ffffff" loext:char-shading-value="0" style:font-size-asian="7pt" style:font-size-complex="8pt"/>
    </style:style>
    <style:style style:name="T9" style:family="text">
      <style:text-properties fo:background-color="#ffffff" loext:char-shading-value="0"/>
    </style:style>
    <style:style style:name="T10" style:family="text">
      <style:text-properties fo:background-color="#ffffff" loext:char-shading-value="0"/>
    </style:style>
    <style:style style:name="T11" style:family="text">
      <style:text-properties fo:color="#000000" fo:background-color="#ffffff" loext:char-shading-value="0"/>
    </style:style>
    <style:style style:name="T12" style:family="text">
      <style:text-properties fo:color="#000000" fo:font-size="8pt" officeooo:rsid="000a6c58" fo:background-color="#ffffff" loext:char-shading-value="0" style:font-size-asian="7pt" style:font-size-complex="8pt"/>
    </style:style>
    <style:style style:name="T13" style:family="text">
      <style:text-properties fo:color="#000000" fo:font-size="9pt" officeooo:rsid="0009fc97" style:font-size-asian="7.84999990463257pt" style:font-size-complex="9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2">1.</text:span>Feliz Navidad Querido Alumno de ASIR<text:span text:style-name="T2"> </text:span></text:p>
      <text:p text:style-name="P1"><text:span text:style-name="T2">2. </text:span>¡Soy Santa! ¿Cómo estás pequeño amigo? </text:p>
      <text:p text:style-name="P2">3. </text:p>
      <text:p text:style-name="P2">4. </text:p>
      <text:p text:style-name="P2"/>
      <text:p text:style-name="P2">5. </text:p>
      <text:p text:style-name="P2">6.<text:span text:style-name="T11"> </text:span><text:span text:style-name="T12">Trabajando para este día mágico. Pronto sobrevolaré Sevilla y repartiré regalos entre</text:span></text:p>
      <text:p text:style-name="P2">7.</text:p>
      <text:p text:style-name="P2"/>
      <text:p text:style-name="P2">8. <text:span text:style-name="T13">Ya hace casi un año que fui a Sevilla por última vez. ¡ Qué rápido pasa el tiempo! No</text:span></text:p>
      <text:p text:style-name="P2">9. </text:p>
      <text:p text:style-name="P2">10.</text:p>
      <text:p text:style-name="P2"/>
      <text:p text:style-name="P2">11. </text:p>
      <text:p text:style-name="P3"><text:span text:style-name="T2">12.</text:span>fantásticos regalos para ti, ya que estás “pelao”<text:span text:style-name="T2"> </text:span></text:p>
      <text:p text:style-name="P2">13. </text:p>
      <text:p text:style-name="P2">14. </text:p>
      <text:p text:style-name="P2"/>
      <text:p text:style-name="P2">15. </text:p>
      <text:p text:style-name="P2">16. </text:p>
      <text:p text:style-name="P2">17. </text:p>
      <text:p text:style-name="P2"/>
      <text:p text:style-name="P2">18. </text:p>
      <text:p text:style-name="P2">19. </text:p>
      <text:p text:style-name="P2">20. </text:p>
      <text:p text:style-name="P2"/>
      <text:p text:style-name="Normal"><text:span text:style-name="Fuente_20_de_20_párrafo_20_predeter."><text:span text:style-name="T2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color="#808080" style:font-name="Baskerville Old Face" fo:font-size="12pt" style:font-size-asian="12pt"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6.253cm" fo:margin-left="0cm" fo:margin-right="0cm" fo:margin-bottom="0cm" style:dynamic-spacing="true"/>
      </style:header-style>
      <style:footer-style>
        <style:header-footer-properties fo:min-height="6.2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8" text:anchor-type="paragraph" svg:x="-3cm" svg:y="-1.249cm" svg:width="20.241cm" style:rel-width="scale" svg:height="28.642cm" style:rel-height="scale" draw:z-index="0"><draw:image xlink:href="Pictures/1000000000000212000002EEE6E9C9166813010B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8:42:00Z</meta:creation-date>
    <dc:date>2017-11-20T10:47:34.946809957</dc:date>
    <meta:editing-cycles>21</meta:editing-cycles>
    <meta:editing-duration>PT1H6M2S</meta:editing-duration>
    <meta:document-statistic meta:table-count="0" meta:image-count="1" meta:object-count="0" meta:page-count="1" meta:paragraph-count="21" meta:word-count="70" meta:character-count="367" meta:non-whitespace-character-count="301"/>
    <meta:template xlink:type="simple" xlink:actuate="onRequest" xlink:title="" xlink:href="Normal.dotm"/>
  </office:meta>
</office:document-meta>
</file>